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er Roman" svg:font-family="'Times Newer Roman'" style:font-pitch="variable"/>
    <style:font-face style:name="Times Newer Roman1" svg:font-family="'Times Newer Roma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3a958" officeooo:paragraph-rsid="0003a958"/>
    </style:style>
    <style:style style:name="P2" style:family="paragraph" style:parent-style-name="Footer">
      <style:paragraph-properties fo:text-align="center" style:justify-single-word="false"/>
      <style:text-properties officeooo:rsid="000595f1" officeooo:paragraph-rsid="000595f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a958" officeooo:paragraph-rsid="0003a958" style:font-weight-asian="bold" style:font-weight-complex="bold"/>
    </style:style>
    <style:style style:name="P5" style:family="paragraph" style:parent-style-name="Standard">
      <style:text-properties officeooo:rsid="0003a546" officeooo:paragraph-rsid="0003a546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3a958" officeooo:paragraph-rsid="0003a958" style:font-weight-asian="normal" style:font-weight-complex="normal"/>
    </style:style>
    <style:style style:name="P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03a546" officeooo:paragraph-rsid="0003a546"/>
    </style:style>
    <style:style style:name="P8" style:family="paragraph" style:parent-style-name="Standard" style:master-page-name="Standard">
      <style:paragraph-properties fo:text-align="start" style:justify-single-word="false" style:page-number="1"/>
      <style:text-properties fo:font-weight="bold" officeooo:rsid="0003a958" officeooo:paragraph-rsid="000595f1" style:font-weight-asian="bold" style:font-weight-complex="bold"/>
    </style:style>
    <style:style style:name="T1" style:family="text">
      <style:text-properties style:font-name="Times Newer Roman"/>
    </style:style>
    <style:style style:name="T2" style:family="text">
      <style:text-properties style:font-name="Times Newer Roman1"/>
    </style:style>
    <style:style style:name="T3" style:family="text">
      <style:text-properties style:font-name="Times Newer Roman1" officeooo:rsid="0004bdb8"/>
    </style:style>
    <style:style style:name="T4" style:family="text">
      <style:text-properties style:font-name="Times Newer Roman1" officeooo:rsid="0003a5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ftahusurur<text:span text:style-name="T1">, </text:span><text:span text:style-name="T3">A</text:span><text:span text:style-name="T4">nalisis</text:span><text:span text:style-name="T3"> S</text:span><text:span text:style-name="T4">istem</text:span><text:span text:style-name="T3"> I</text:span><text:span text:style-name="T4">nformasi</text:span><text:span text:style-name="T3"> K</text:span><text:span text:style-name="T4">earsipan</text:span><text:span text:style-name="T3"> D</text:span><text:span text:style-name="T4">inamis</text:span><text:span text:style-name="T3"> P</text:span><text:span text:style-name="T4">ada</text:span><text:span text:style-name="T3"> D</text:span><text:span text:style-name="T4">inas</text:span><text:span text:style-name="T3"> P</text:span><text:span text:style-name="T4">erpustakaan</text:span><text:span text:style-name="T3"> D</text:span><text:span text:style-name="T4">an</text:span><text:span text:style-name="T3"> K</text:span><text:span text:style-name="T4">earsipan</text:span><text:span text:style-name="T3"> D</text:span><text:span text:style-name="T4">aerah</text:span><text:span text:style-name="T3"> </text:span><text:span text:style-name="T4">Provinsi Banten.</text:span></text:p>
      <text:p text:style-name="P5"><text:span text:style-name="T2">Jurusan/Program Studi Teknik Informatika, Jenjang Pendidikan Sarjana (S1).</text:span></text:p>
      <text:p text:style-name="P7"><text:span text:style-name="T2">PKN, 25 Maret s/d 20 April 2019.</text:span></text:p>
      <text:p text:style-name="P4"><text:span text:style-name="T2"/></text:p>
      <text:p text:style-name="P4"><text:span text:style-name="T2">ABSTRAK</text:span></text:p>
      <text:p text:style-name="P4"><text:span text:style-name="T2"/></text:p>
      <text:p text:style-name="P6"><text:span text:style-name="T2">Dinas Perpustakaan Dan Kearsipan Daerah Merupakan Dinas Yang Berada Didaerah Provinsi Banten</text:span></text:p>
      <text:p text:style-name="P8"><text:span text:style-name="T2">Miftahusurur</text:span><text:span text:style-name="T1">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er Roman" svg:font-family="'Times Newer Roman'" style:font-pitch="variable"/>
    <style:font-face style:name="Times Newer Roman1" svg:font-family="'Times Newer Roma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595f1" officeooo:paragraph-rsid="000595f1"/>
    </style:style>
    <style:style style:name="MP2" style:family="paragraph" style:parent-style-name="Footer">
      <style:paragraph-properties fo:text-align="center" style:justify-single-word="false"/>
      <style:text-properties officeooo:rsid="0003a958" officeooo:paragraph-rsid="0003a958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i</text:p>
      </style:footer>
      <style:footer-first>
        <text:p text:style-name="MP2">i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4:22:23.592208031</meta:creation-date>
    <dc:date>2019-05-10T14:44:32.913397303</dc:date>
    <meta:editing-duration>PT16M24S</meta:editing-duration>
    <meta:editing-cycles>3</meta:editing-cycles>
    <meta:generator>LibreOffice/6.0.7.3$Linux_x86 LibreOffice_project/00m0$Build-3</meta:generator>
    <meta:document-statistic meta:table-count="0" meta:image-count="0" meta:object-count="0" meta:page-count="3" meta:paragraph-count="8" meta:word-count="45" meta:character-count="340" meta:non-whitespace-character-count="303"/>
  </office:meta>
</office:document-meta>
</file>